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D00000317D99CD058413E2946.png" manifest:media-type="image/png"/>
  <manifest:file-entry manifest:full-path="Pictures/10000000000005DD00000317D28076CD3E62DAF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, Cambri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5.484cm, 4.31cm, 10.053cm, 10.156cm)" draw:image-opacity="100%" style:mirror="non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5.484cm, 4.593cm, 10.053cm, 10.156cm)" draw:image-opacity="100%" style:mirror="none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textarea-vertical-align="top" fo:min-height="8.6cm"/>
    </style:style>
    <style:style style:name="pr3" style:family="presentation" style:parent-style-name="Standard-notes">
      <style:graphic-properties fo:min-height="13.364cm"/>
    </style:style>
    <style:style style:name="pr4" style:family="presentation" style:parent-style-name="Standard-outline1">
      <style:graphic-properties fo:min-height="8.884cm"/>
    </style:style>
    <style:style style:name="P1" style:family="paragraph">
      <style:paragraph-properties fo:text-align="start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Wetter und Luftqulität von Madrid</text:p>
          </draw:text-box>
        </draw:frame>
        <draw:frame presentation:style-name="pr2" draw:text-style-name="P1" draw:layer="layout" svg:width="10.2cm" svg:height="8.6cm" svg:x="17.6cm" svg:y="5.2cm" presentation:class="subtitle" presentation:user-transformed="true">
          <draw:text-box>
            <text:p text:style-name="P1"><text:span text:style-name="T1">stations.csv – 24 Messstationen</text:span></text:p>
            <text:p text:style-name="P1"><text:span text:style-name="T1"/></text:p>
            <text:p text:style-name="P1"><text:span text:style-name="T1">madrid_2001.csv</text:span></text:p>
            <text:p text:style-name="P1"><text:span text:style-name="T1"><text:tab/></text:span><text:span text:style-name="T1">...</text:span></text:p>
            <text:p text:style-name="P1"><text:span text:style-name="T1">madrid_2018.csv</text:span></text:p>
            <text:p text:style-name="P1"><text:span text:style-name="T1"/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→ </text:span><text:span text:style-name="T1">500 MB</text:span></text:p>
            <text:p text:style-name="P1"><text:span text:style-name="T1"/></text:p>
            <text:p text:style-name="P1"><text:span text:style-name="T1">weather_madrid_LEMD_1997_2015.csv</text:span></text:p>
            <text:p text:style-name="P1"><text:span text:style-name="T1"/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→ </text:span><text:span text:style-name="T1">0.5 MB</text:span></text:p>
          </draw:text-box>
        </draw:frame>
        <draw:frame draw:style-name="gr1" draw:text-style-name="P2" draw:layer="layout" svg:width="17.099cm" svg:height="3.65cm" svg:x="0.4cm" svg:y="5.2cm">
          <draw:image xlink:href="Pictures/10000000000005DD00000317D99CD058413E2946.png" xlink:type="simple" xlink:show="embed" xlink:actuate="onLoad" loext:mime-type="image/png">
            <text:p/>
          </draw:image>
        </draw:frame>
        <draw:frame draw:style-name="gr2" draw:text-style-name="P2" draw:layer="layout" svg:width="16.9cm" svg:height="3.648cm" svg:x="0.4cm" svg:y="10.352cm">
          <draw:image xlink:href="Pictures/10000000000005DD00000317D28076CD3E62DAF8.png" xlink:type="simple" xlink:show="embed" xlink:actuate="onLoad" loext:mime-type="image/png">
            <text:p/>
          </draw:image>
        </draw:frame>
        <draw:frame draw:style-name="gr3" draw:text-style-name="P4" draw:layer="layout" svg:width="22.6cm" svg:height="0.962cm" svg:x="2.8cm" svg:y="3.257cm">
          <draw:text-box>
            <text:p text:style-name="P3">Andreas Fischer, Bernd Novotny, Tobias Schieferdecker <text:s text:c="16"/>10.01.2019 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, Cambri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graphic">
      <style:paragraph-properties fo:text-align="start" style:text-autospace="none"/>
      <style:text-properties fo:color="#000000" style:font-name="Cambria" fo:font-family="Cambria, Cambria" style:font-family-generic="swiss" fo:font-size="12pt" style:font-name-asian="Cambria" style:font-family-asian="Cambria, Cambria" style:font-family-generic-asian="swiss" style:font-size-asian="12pt" style:font-name-complex="Cambria" style:font-family-complex="Cambria, Cambria" style:font-family-generic-complex="swiss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pr1" style:family="presentation" style:parent-style-name="Standard-backgroundobjects">
      <style:graphic-properties draw:auto-grow-height="false" fo:min-height="1.086cm"/>
    </style:style>
    <style:style style:name="Mpr2" style:family="presentation" style:parent-style-name="Standard-backgroundobjects">
      <style:graphic-properties draw:auto-grow-height="false" fo:min-height="1.485cm"/>
    </style:style>
    <style:style style:name="Mpr3" style:family="presentation" style:parent-style-name="Standard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5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7T14:35:31.475000000</meta:creation-date>
    <meta:generator>LibreOffice/6.1.2.1$Windows_X86_64 LibreOffice_project/65905a128db06ba48db947242809d14d3f9a93fe</meta:generator>
    <dc:date>2019-01-07T15:32:42.182000000</dc:date>
    <meta:editing-duration>PT8M53S</meta:editing-duration>
    <meta:editing-cycles>3</meta:editing-cycles>
    <meta:document-statistic meta:object-count="32"/>
  </office:meta>
</office:document-meta>
</file>